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4.351cm" fo:min-width="3.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889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4.374cm" fo:min-width="3.53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4.351cm" fo:min-width="3.529cm"/>
    </style:style>
    <style:style style:name="gr6" style:family="graphic" style:parent-style-name="standard">
      <style:graphic-properties svg:stroke-color="#000000" draw:fill-color="#dddddd" draw:textarea-vertical-align="middle" draw:auto-grow-height="false" fo:min-height="4.351cm" fo:min-width="3.5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5" style:family="paragraph">
      <style:paragraph-properties fo:margin-left="0cm" fo:margin-right="1cm" fo:margin-top="1cm" fo:margin-bottom="1cm" fo:text-indent="0cm" style:writing-mode="lr-tb"/>
    </style:style>
    <style:style style:name="P6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7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font-size="11pt" style:font-size-asian="18pt" style:font-size-complex="18pt"/>
    </style:style>
    <style:style style:name="P8" style:family="paragraph">
      <loext:graphic-properties draw:fill-color="#dddddd"/>
      <style:paragraph-properties fo:text-align="center"/>
      <style:text-properties fo:font-size="11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fo:font-weight="normal" style:font-size-asian="18pt" style:font-weight-asian="normal" style:font-size-complex="18pt" style:font-weight-complex="normal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6" style:family="text">
      <style:text-properties fo:font-size="11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4.466cm" svg:height="5.037cm" svg:x="1.5cm" svg:y="4.576cm">
          <text:p text:style-name="P1"><text:span text:style-name="T1">Recording</text:span></text:p>
          <text:p text:style-name="P2"><text:span text:style-name="T2"/></text:p>
          <text:p text:style-name="P2"><text:span text:style-name="T3"/></text:p>
          <text:list text:style-name="L1">
            <text:list-item>
              <text:p text:style-name="P2"><text:span text:style-name="T4">Map receptive field</text:span></text:p>
            </text:list-item>
            <text:list-item>
              <text:p text:style-name="P2"><text:span text:style-name="T4">Record task(s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5.966cm" svg:y1="7.094cm" svg:x2="7.082cm" svg:y2="7.106cm" draw:start-shape="id1" draw:start-glue-point="1" draw:end-shape="id2" draw:end-glue-point="3" svg:d="M5966 7094h559v12h557" svg:viewBox="0 0 1117 13">
          <text:p/>
        </draw:connector>
        <draw:frame draw:style-name="gr3" draw:text-style-name="P6" draw:layer="layout" svg:width="13.389cm" svg:height="1.038cm" svg:x="8.156cm" svg:y="1.762cm">
          <draw:text-box>
            <text:p text:style-name="P5"><text:span text:style-name="T5">Recording and preprocessing pipeline</text:span></text:p>
          </draw:text-box>
        </draw:frame>
        <draw:custom-shape draw:style-name="gr4" draw:text-style-name="P3" xml:id="id2" draw:id="id2" draw:layer="layout" svg:width="4.466cm" svg:height="5.06cm" svg:x="7.082cm" svg:y="4.576cm">
          <text:p text:style-name="P1"><text:span text:style-name="T1">Spike sorting</text:span></text:p>
          <text:p text:style-name="P1"><text:span text:style-name="T2"/></text:p>
          <text:list text:style-name="L1">
            <text:list-item>
              <text:p text:style-name="P2"><text:span text:style-name="T4">Merge,</text:span></text:p>
            </text:list-item>
            <text:list-item>
              <text:p text:style-name="P2"><text:span text:style-name="T4">sort, and</text:span></text:p>
            </text:list-item>
            <text:list-item>
              <text:p text:style-name="P2"><text:span text:style-name="T4">split</text:span></text:p>
              <text:p text:style-name="P2"><text:span text:style-name="T4"/></text:p>
            </text:list-item>
          </text:list>
          <text:p text:style-name="P2"><text:span text:style-name="T4">Plexon files.</text:span></text:p>
          <text:p text:style-name="P2"><text:span text:style-name="T4"/></text:p>
          <text:p text:style-name="P2"><text:span text:style-name="T6">See SOP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4.465cm" svg:height="5.037cm" svg:x="12.666cm" svg:y="4.576cm">
          <text:p text:style-name="P1"><text:span text:style-name="T1">Create data</text:span></text:p>
          <text:p text:style-name="P1"><text:span text:style-name="T1">structure</text:span></text:p>
          <text:p text:style-name="P1"><text:span text:style-name="T4"/></text:p>
          <text:list text:style-name="L1">
            <text:list-item>
              <text:p text:style-name="P2"><text:span text:style-name="T4">MATLAB (TPLCell)</text:span></text:p>
            </text:list-item>
            <text:list-item>
              <text:p text:style-name="P2"><text:span text:style-name="T4">Python (SealCell)</text:span></text:p>
            </text:list-item>
          </text:list>
          <text:p text:style-name="P2"><text:span text:style-name="T4"/></text:p>
          <text:p text:style-name="P2"><text:span text:style-name="T6">See SOP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11.548cm" svg:y1="7.106cm" svg:x2="12.666cm" svg:y2="7.094cm" draw:start-shape="id2" draw:start-glue-point="1" draw:end-shape="id3" svg:d="M11548 7106h559v-12h559" svg:viewBox="0 0 1119 13">
          <text:p/>
        </draw:connector>
        <draw:connector draw:style-name="gr2" draw:text-style-name="P7" draw:layer="layout" svg:x1="17.131cm" svg:y1="7.094cm" svg:x2="18.252cm" svg:y2="7.074cm" draw:start-shape="id3" draw:start-glue-point="1" draw:end-shape="id4" svg:d="M17131 7094h560v-20h561" svg:viewBox="0 0 1122 21">
          <text:p/>
        </draw:connector>
        <draw:custom-shape draw:style-name="gr5" draw:text-style-name="P3" xml:id="id4" draw:id="id4" draw:layer="layout" svg:width="4.465cm" svg:height="5.037cm" svg:x="18.252cm" svg:y="4.556cm">
          <text:p text:style-name="P1"><text:span text:style-name="T1">Quality control</text:span></text:p>
          <text:p text:style-name="P1"><text:span text:style-name="T4"/></text:p>
          <text:p text:style-name="P2"><text:span text:style-name="T4">Exclude / flag</text:span></text:p>
          <text:list text:style-name="L1">
            <text:list-item>
              <text:p text:style-name="P2"><text:span text:style-name="T4">sessions</text:span></text:p>
            </text:list-item>
            <text:list-item>
              <text:p text:style-name="P2"><text:span text:style-name="T4">units</text:span></text:p>
            </text:list-item>
            <text:list-item>
              <text:p text:style-name="P2"><text:span text:style-name="T4">trials</text:span></text:p>
            </text:list-item>
          </text:list>
          <text:p text:style-name="P2"><text:span text:style-name="T4"/></text:p>
          <text:p text:style-name="P2"><text:span text:style-name="T6">See Preprocessing</text:span></text:p>
          <text:p text:style-name="P2"><text:span text:style-name="T6">method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5" draw:id="id5" draw:layer="layout" svg:width="4.466cm" svg:height="5.037cm" svg:x="23.831cm" svg:y="4.576cm">
          <text:p text:style-name="P1"><text:span text:style-name="T1">Create UnitArray</text:span></text:p>
          <text:p text:style-name="P1"><text:span text:style-name="T1">data structure</text:span></text:p>
          <text:p text:style-name="P2"><text:span text:style-name="T3"/></text:p>
          <text:p text:style-name="P2"><text:span text:style-name="T3">Matrix of units with</text:span></text:p>
          <text:list text:style-name="L1">
            <text:list-item>
              <text:p text:style-name="P2"><text:span text:style-name="T3">rows: units</text:span></text:p>
              <text:list>
                <text:list-item>
                  <text:p text:style-name="P2"><text:span text:style-name="T3">session</text:span></text:p>
                </text:list-item>
                <text:list-item>
                  <text:p text:style-name="P2"><text:span text:style-name="T3">channel</text:span></text:p>
                </text:list-item>
                <text:list-item>
                  <text:p text:style-name="P2"><text:span text:style-name="T3">unit index</text:span></text:p>
                </text:list-item>
              </text:list>
            </text:list-item>
            <text:list-item>
              <text:p text:style-name="P2"><text:span text:style-name="T3">columns: task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22.717cm" svg:y1="7.074cm" svg:x2="23.831cm" svg:y2="7.094cm" draw:start-shape="id4" draw:start-glue-point="1" draw:end-shape="id5" draw:end-glue-point="3" svg:d="M22717 7074h557v20h557" svg:viewBox="0 0 1115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Samu</meta:initial-creator>
    <meta:creation-date>2016-11-30T17:32:23.405449899</meta:creation-date>
    <dc:date>2016-11-30T18:45:55.869249479</dc:date>
    <dc:creator>David Samu</dc:creator>
    <meta:editing-duration>PT25M4S</meta:editing-duration>
    <meta:editing-cycles>17</meta:editing-cycles>
    <meta:generator>LibreOffice/5.2.0.4$Linux_X86_64 LibreOffice_project/066b007f5ebcc236395c7d282ba488bca6720265</meta:generator>
    <meta:document-statistic meta:object-count="10"/>
  </office:meta>
</office:document-meta>
</file>